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2.4267682781615" calcext:value-type="float">
            <text:p>92,43</text:p>
          </table:table-cell>
          <table:table-cell table:style-name="ce3" table:formula="of:=([.F2]/12597)*100" office:value-type="float" office:value="7.57323172183853" calcext:value-type="float">
            <text:p>7,57</text:p>
          </table:table-cell>
          <table:table-cell office:value-type="float" office:value="2314" calcext:value-type="float">
            <text:p>2314</text:p>
          </table:table-cell>
          <table:table-cell table:style-name="ce4" table:formula="of:=[.E18]+[.H18]" office:value-type="float" office:value="11643" calcext:value-type="float">
            <text:p>11643</text:p>
          </table:table-cell>
          <table:table-cell table:formula="of:=12597-[.E2]" office:value-type="float" office:value="954" calcext:value-type="float">
            <text:p>954</text:p>
          </table:table-cell>
          <table:table-cell office:value-type="float" office:value="90.6346211433" calcext:value-type="float">
            <text:p>90,6346211433</text:p>
          </table:table-cell>
          <table:table-cell office:value-type="float" office:value="4.49018502235" calcext:value-type="float">
            <text:p>4,490185022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1809160911328" calcext:value-type="float">
            <text:p>93,18</text:p>
          </table:table-cell>
          <table:table-cell table:style-name="ce3" table:formula="of:=([.F3]/12597)*100" office:value-type="float" office:value="6.81908390886719" calcext:value-type="float">
            <text:p>6,82</text:p>
          </table:table-cell>
          <table:table-cell office:value-type="float" office:value="2630" calcext:value-type="float">
            <text:p>2630</text:p>
          </table:table-cell>
          <table:table-cell table:style-name="ce4" table:formula="of:=[.E19]+[.H19]" office:value-type="float" office:value="11738" calcext:value-type="float">
            <text:p>11738</text:p>
          </table:table-cell>
          <table:table-cell table:formula="of:=12597-[.E3]" office:value-type="float" office:value="859" calcext:value-type="float">
            <text:p>859</text:p>
          </table:table-cell>
          <table:table-cell office:value-type="float" office:value="166.973917961" calcext:value-type="float">
            <text:p>166,973917961</text:p>
          </table:table-cell>
          <table:table-cell office:value-type="float" office:value="5.06622409821" calcext:value-type="float">
            <text:p>5,066224098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119631658331" calcext:value-type="float">
            <text:p>96,91</text:p>
          </table:table-cell>
          <table:table-cell table:style-name="ce3" table:formula="of:=([.F4]/12597)*100" office:value-type="float" office:value="3.08803683416687" calcext:value-type="float">
            <text:p>3,09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0]+[.H20]" office:value-type="float" office:value="12208" calcext:value-type="float">
            <text:p>12208</text:p>
          </table:table-cell>
          <table:table-cell table:formula="of:=12597-[.E4]" office:value-type="float" office:value="389" calcext:value-type="float">
            <text:p>389</text:p>
          </table:table-cell>
          <table:table-cell office:value-type="float" office:value="214.913216829" calcext:value-type="float">
            <text:p>214,913216829</text:p>
          </table:table-cell>
          <table:table-cell office:value-type="float" office:value="23.7493760586" calcext:value-type="float">
            <text:p>23,749376058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1664682067159" calcext:value-type="float">
            <text:p>99,17</text:p>
          </table:table-cell>
          <table:table-cell table:style-name="ce3" table:formula="of:=([.F5]/12597)*100" office:value-type="float" office:value="0.833531793284115" calcext:value-type="float">
            <text:p>0,8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492" calcext:value-type="float">
            <text:p>12492</text:p>
          </table:table-cell>
          <table:table-cell table:formula="of:=12597-[.E5]" office:value-type="float" office:value="105" calcext:value-type="float">
            <text:p>105</text:p>
          </table:table-cell>
          <table:table-cell office:value-type="float" office:value="124.401280165" calcext:value-type="float">
            <text:p>124,401280165</text:p>
          </table:table-cell>
          <table:table-cell office:value-type="float" office:value="23.8712322712" calcext:value-type="float">
            <text:p>23,871232271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 office:value-type="float" office:value="7290" calcext:value-type="float">
            <text:p>7290</text:p>
          </table:table-cell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91.3683748245" calcext:value-type="float">
            <text:p>91,3683748245</text:p>
          </table:table-cell>
          <table:table-cell office:value-type="float" office:value="13.8349001408" calcext:value-type="float">
            <text:p>13,834900140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5867269984917" calcext:value-type="float">
            <text:p>97,59</text:p>
          </table:table-cell>
          <table:table-cell table:style-name="ce3" table:formula="of:=([.F7]/12597)*100" office:value-type="float" office:value="2.4132730015083" calcext:value-type="float">
            <text:p>2,41</text:p>
          </table:table-cell>
          <table:table-cell office:value-type="float" office:value="6898" calcext:value-type="float">
            <text:p>6898</text:p>
          </table:table-cell>
          <table:table-cell table:style-name="ce4" table:formula="of:=[.E23]+[.H23]" office:value-type="float" office:value="12293" calcext:value-type="float">
            <text:p>12293</text:p>
          </table:table-cell>
          <table:table-cell table:formula="of:=12597-[.E7]" office:value-type="float" office:value="304" calcext:value-type="float">
            <text:p>304</text:p>
          </table:table-cell>
          <table:table-cell office:value-type="float" office:value="343.347738028" calcext:value-type="float">
            <text:p>343,347738028</text:p>
          </table:table-cell>
          <table:table-cell office:value-type="float" office:value="13.0881159306" calcext:value-type="float">
            <text:p>13,08811593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2371993331746" calcext:value-type="float">
            <text:p>96,24</text:p>
          </table:table-cell>
          <table:table-cell table:style-name="ce3" table:formula="of:=([.F8]/12597)*100" office:value-type="float" office:value="3.76280066682543" calcext:value-type="float">
            <text:p>3,76</text:p>
          </table:table-cell>
          <table:table-cell office:value-type="float" office:value="3258" calcext:value-type="float">
            <text:p>3258</text:p>
          </table:table-cell>
          <table:table-cell table:style-name="ce4" table:formula="of:=[.E24]+[.H24]" office:value-type="float" office:value="12123" calcext:value-type="float">
            <text:p>12123</text:p>
          </table:table-cell>
          <table:table-cell table:formula="of:=12597-[.E8]" office:value-type="float" office:value="474" calcext:value-type="float">
            <text:p>474</text:p>
          </table:table-cell>
          <table:table-cell office:value-type="float" office:value="92.7758219242" calcext:value-type="float">
            <text:p>92,7758219242</text:p>
          </table:table-cell>
          <table:table-cell office:value-type="float" office:value="5.88309788704" calcext:value-type="float">
            <text:p>5,88309788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792887195364" calcext:value-type="float">
            <text:p>96,79</text:p>
          </table:table-cell>
          <table:table-cell table:style-name="ce3" table:formula="of:=([.F9]/12597)*100" office:value-type="float" office:value="3.20711280463602" calcext:value-type="float">
            <text:p>3,21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193" calcext:value-type="float">
            <text:p>12193</text:p>
          </table:table-cell>
          <table:table-cell table:formula="of:=12597-[.E9]" office:value-type="float" office:value="404" calcext:value-type="float">
            <text:p>404</text:p>
          </table:table-cell>
          <table:table-cell office:value-type="float" office:value="149.578536987" calcext:value-type="float">
            <text:p>149,578536987</text:p>
          </table:table-cell>
          <table:table-cell office:value-type="float" office:value="23.780066967" calcext:value-type="float">
            <text:p>23,7800669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675319520521" calcext:value-type="float">
            <text:p>96,97</text:p>
          </table:table-cell>
          <table:table-cell table:style-name="ce3" table:formula="of:=([.F10]/12597)*100" office:value-type="float" office:value="3.03246804794792" calcext:value-type="float">
            <text:p>3,03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215" calcext:value-type="float">
            <text:p>12215</text:p>
          </table:table-cell>
          <table:table-cell table:formula="of:=12597-[.E10]" office:value-type="float" office:value="382" calcext:value-type="float">
            <text:p>382</text:p>
          </table:table-cell>
          <table:table-cell office:value-type="float" office:value="103.126691103" calcext:value-type="float">
            <text:p>103,126691103</text:p>
          </table:table-cell>
          <table:table-cell office:value-type="float" office:value="23.7789828777" calcext:value-type="float">
            <text:p>23,77898287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7055648170199" calcext:value-type="float">
            <text:p>96,71</text:p>
          </table:table-cell>
          <table:table-cell table:style-name="ce3" table:formula="of:=([.F11]/12597)*100" office:value-type="float" office:value="3.29443518298007" calcext:value-type="float">
            <text:p>3,29</text:p>
          </table:table-cell>
          <table:table-cell office:value-type="float" office:value="6797" calcext:value-type="float">
            <text:p>6797</text:p>
          </table:table-cell>
          <table:table-cell table:style-name="ce4" table:formula="of:=[.E27]+[.H27]" office:value-type="float" office:value="12182" calcext:value-type="float">
            <text:p>12182</text:p>
          </table:table-cell>
          <table:table-cell table:formula="of:=12597-[.E11]" office:value-type="float" office:value="415" calcext:value-type="float">
            <text:p>415</text:p>
          </table:table-cell>
          <table:table-cell office:value-type="float" office:value="169.565933943" calcext:value-type="float">
            <text:p>169,565933943</text:p>
          </table:table-cell>
          <table:table-cell office:value-type="float" office:value="12.9227061272" calcext:value-type="float">
            <text:p>12,922706127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2903865999841" calcext:value-type="float">
            <text:p>96,2903866</text:p>
          </table:table-cell>
          <table:table-cell table:formula="of:=AVERAGE([.C2:.C11])" office:value-type="float" office:value="3.70961340001588" calcext:value-type="float">
            <text:p>3,7096134</text:p>
          </table:table-cell>
          <table:table-cell table:formula="of:=SUM([.D2:.D11])/10" office:value-type="float" office:value="7957.7" calcext:value-type="float">
            <text:p>7957,7</text:p>
          </table:table-cell>
          <table:table-cell table:formula="of:=AVERAGE([.E2:.E11])" office:value-type="float" office:value="12129.7" calcext:value-type="float">
            <text:p>12129,7</text:p>
          </table:table-cell>
          <table:table-cell table:formula="of:=AVERAGE([.F2:.F11])" office:value-type="float" office:value="467.3" calcext:value-type="float">
            <text:p>467,3</text:p>
          </table:table-cell>
          <table:table-cell table:formula="of:=SUM([.G2:.G11])/10" office:value-type="float" office:value="154.6686132908" calcext:value-type="float">
            <text:p>154,6686132908</text:p>
          </table:table-cell>
          <table:table-cell table:formula="of:=SUM([.H2:.H11])/10" office:value-type="float" office:value="15.04648873807" calcext:value-type="float">
            <text:p>15,046488738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31713900134953" calcext:value-type="float">
            <text:p>0,631713900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22.8" calcext:value-type="float">
            <text:p>5722,8</text:p>
          </table:table-cell>
          <table:table-cell table:formula="of:=AVERAGE([.G18:.G27])" office:value-type="float" office:value="139.9" calcext:value-type="float">
            <text:p>139,9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410" calcext:value-type="float">
            <text:p>410</text:p>
          </table:table-cell>
          <table:table-cell office:value-type="float" office:value="544" calcext:value-type="float">
            <text:p>544</text:p>
          </table:table-cell>
          <table:table-cell table:formula="of:=12597-SUM([.E18:.G18])" office:value-type="float" office:value="6316" calcext:value-type="float">
            <text:p>631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7.4" calcext:value-type="float">
            <text:p>327,4</text:p>
          </table:table-cell>
          <table:table-cell table:formula="of:=AVERAGE([.H18:.H27])" office:value-type="float" office:value="6406.9" calcext:value-type="float">
            <text:p>6406,9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342" calcext:value-type="float">
            <text:p>342</text:p>
          </table:table-cell>
          <table:table-cell office:value-type="float" office:value="517" calcext:value-type="float">
            <text:p>517</text:p>
          </table:table-cell>
          <table:table-cell table:formula="of:=12597-SUM([.E19:.G19])" office:value-type="float" office:value="6394" calcext:value-type="float">
            <text:p>639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4" calcext:value-type="float">
            <text:p>5804</text:p>
          </table:table-cell>
          <table:table-cell office:value-type="float" office:value="352" calcext:value-type="float">
            <text:p>352</text:p>
          </table:table-cell>
          <table:table-cell office:value-type="float" office:value="37" calcext:value-type="float">
            <text:p>37</text:p>
          </table:table-cell>
          <table:table-cell table:formula="of:=12597-SUM([.E20:.G20])" office:value-type="float" office:value="6404" calcext:value-type="float">
            <text:p>640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22.8" calcext:value-type="float">
            <text:p>5722,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formula="of:=12597-SUM([.E21:.G21])" office:value-type="float" office:value="6670" calcext:value-type="float">
            <text:p>667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7.4" calcext:value-type="float">
            <text:p>327,4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 table:formula="of:=12597-SUM([.E22:.G22])" office:value-type="float" office:value="6400" calcext:value-type="float">
            <text:p>64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39.9" calcext:value-type="float">
            <text:p>139,9</text:p>
          </table:table-cell>
          <table:table-cell table:number-columns-repeated="2"/>
          <table:table-cell office:value-type="float" office:value="5984" calcext:value-type="float">
            <text:p>5984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formula="of:=12597-SUM([.E23:.G23])" office:value-type="float" office:value="6309" calcext:value-type="float">
            <text:p>630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6.9" calcext:value-type="float">
            <text:p>6406,9</text:p>
          </table:table-cell>
          <table:table-cell table:number-columns-repeated="2"/>
          <table:table-cell office:value-type="float" office:value="5782" calcext:value-type="float">
            <text:p>5782</text:p>
          </table:table-cell>
          <table:table-cell office:value-type="float" office:value="308" calcext:value-type="float">
            <text:p>308</text:p>
          </table:table-cell>
          <table:table-cell office:value-type="float" office:value="166" calcext:value-type="float">
            <text:p>166</text:p>
          </table:table-cell>
          <table:table-cell table:formula="of:=12597-SUM([.E24:.G24])" office:value-type="float" office:value="6341" calcext:value-type="float">
            <text:p>634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371" calcext:value-type="float">
            <text:p>371</text:p>
          </table:table-cell>
          <table:table-cell office:value-type="float" office:value="33" calcext:value-type="float">
            <text:p>33</text:p>
          </table:table-cell>
          <table:table-cell table:formula="of:=12597-SUM([.E25:.G25])" office:value-type="float" office:value="6369" calcext:value-type="float">
            <text:p>636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6" calcext:value-type="float">
            <text:p>5636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579" calcext:value-type="float">
            <text:p>657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5" calcext:value-type="float">
            <text:p>5895</text:p>
          </table:table-cell>
          <table:table-cell office:value-type="float" office:value="408" calcext:value-type="float">
            <text:p>408</text:p>
          </table:table-cell>
          <table:table-cell office:value-type="float" office:value="7" calcext:value-type="float">
            <text:p>7</text:p>
          </table:table-cell>
          <table:table-cell table:formula="of:=12597-SUM([.E27:.G27])" office:value-type="float" office:value="6287" calcext:value-type="float">
            <text:p>628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2903865999841" calcext:value-type="float">
            <text:p>0,962903866</text:p>
          </table:table-cell>
          <table:table-cell table:number-columns-repeated="2"/>
          <table:table-cell table:formula="of:=SUM([.E18:.E27])/10" office:value-type="float" office:value="5722.8" calcext:value-type="float">
            <text:p>5722,8</text:p>
          </table:table-cell>
          <table:table-cell table:formula="of:=SUM([.F18:.F27])/10" office:value-type="float" office:value="327.4" calcext:value-type="float">
            <text:p>327,4</text:p>
          </table:table-cell>
          <table:table-cell table:formula="of:=SUM([.G18:.G27])/10" office:value-type="float" office:value="139.9" calcext:value-type="float">
            <text:p>139,9</text:p>
          </table:table-cell>
          <table:table-cell table:formula="of:=SUM([.H18:.H27])/10" office:value-type="float" office:value="6406.9" calcext:value-type="float">
            <text:p>6406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70961340001588" calcext:value-type="float">
            <text:p>0,037096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6137274634554" calcext:value-type="float">
            <text:p>0,9761372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1383217260888" calcext:value-type="float">
            <text:p>0,951383217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16:35.2133418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41S</meta:editing-duration>
    <meta:editing-cycles>10</meta:editing-cycles>
    <meta:generator>LibreOffice/5.1.6.2$Linux_X86_64 LibreOffice_project/10m0$Build-2</meta:generator>
    <dc:date>2018-01-21T20:19:22.645350374</dc:date>
    <meta:document-statistic meta:table-count="1" meta:cell-count="177" meta:object-count="0"/>
  </office:meta>
</office:document-meta>
</file>